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P2" style:family="paragraph" style:parent-style-name="Standard">
      <style:text-properties fo:color="#000000" style:font-name="Courier New" fo:font-size="10pt" officeooo:rsid="000913cf" officeooo:paragraph-rsid="000913cf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color="#009900"/>
    </style:style>
    <style:style style:name="T3" style:family="text">
      <style:text-properties fo:color="#3333ff"/>
    </style:style>
    <style:style style:name="T4" style:family="text">
      <style:text-properties officeooo:rsid="000ee4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</text:span><text:tab/><text:span text:style-name="T2">#CMPS 455 Assignment No. 8 </text:span></text:p>
      <text:p text:style-name="P2"><text:span text:style-name="T1">2</text:span><text:tab/><text:span text:style-name="T2">#Authors: Koppany Horvath </text:span></text:p>
      <text:p text:style-name="P2"><text:span text:style-name="T1">3</text:span><text:tab/><text:span text:style-name="T2">#Language: Python 3.6 </text:span></text:p>
      <text:p text:style-name="P2"><text:span text:style-name="T1">4</text:span><text:tab/><text:span text:style-name="T2">#Task: Given the following CFG and the LR Parsing table. Write a program</text:span> <text:tab/><text:span text:style-name="T2">to trace input strings (1) (i+i)*i$ (2) (i*)$. A sample I/O is shown on</text:span> <text:tab/><text:span text:style-name="T2">the back </text:span></text:p>
      <text:p text:style-name="P2"><text:span text:style-name="T1">5</text:span><text:tab/> </text:p>
      <text:p text:style-name="P2"><text:span text:style-name="T1">6</text:span><text:tab/>def matches(string): </text:p>
      <text:p text:style-name="P2"><text:span text:style-name="T1">7</text:span><text:tab/><text:tab/>parseTable = [ </text:p>
      <text:p text:style-name="P2"><text:span text:style-name="T1">8</text:span><text:tab/><text:tab/><text:tab/>{<text:span text:style-name="T3">'i'</text:span>:<text:span text:style-name="T3">'s5'</text:span>,<text:span text:style-name="T3">'+'</text:span>:None,<text:span text:style-name="T3">'-'</text:span>:None,<text:span text:style-name="T3">'*'</text:span>:None,<text:span text:style-name="T3">'/'</text:span>:None,<text:span text:style-name="T3">'('</text:span>:<text:span text:style-name="T3">'s4'</text:span>, <text:tab/><text:span text:style-name="T3">')'</text:span>:None, <text:span text:style-name="T3">'$'</text:span>:None,<text:span text:style-name="T3">'E'</text:span>:<text:span text:style-name="T3">'1'</text:span>, <text:span text:style-name="T3">'T'</text:span>:<text:span text:style-name="T3">'2'</text:span>, <text:span text:style-name="T3">'F'</text:span>:<text:span text:style-name="T3">'3'</text:span> }, <text:span text:style-name="T2">#0 </text:span></text:p>
      <text:p text:style-name="P2"><text:span text:style-name="T1">9</text:span><text:tab/><text:tab/><text:tab/>{<text:span text:style-name="T3">'i'</text:span>:None,<text:span text:style-name="T3">'+'</text:span>:<text:span text:style-name="T3">'s6'</text:span>,<text:span text:style-name="T3">'-'</text:span>:<text:span text:style-name="T3">'s7'</text:span>,<text:span text:style-name="T3">'*'</text:span>:None,<text:span text:style-name="T3">'/'</text:span>:None,<text:span text:style-name="T3">'('</text:span>:None, <text:tab/><text:span text:style-name="T3">')'</text:span>:None, <text:span text:style-name="T3">'$'</text:span>:True,<text:span text:style-name="T3">'E'</text:span>:None,<text:span text:style-name="T3">'T'</text:span>:None,<text:span text:style-name="T3">'F'</text:span>:None}, <text:span text:style-name="T2">#1 </text:span></text:p>
      <text:p text:style-name="P2"><text:span text:style-name="T1">10</text:span><text:tab/><text:tab/><text:tab/>{<text:span text:style-name="T3">'i'</text:span>:None,<text:span text:style-name="T3">'+'</text:span>:<text:span text:style-name="T3">'r3'</text:span>,<text:span text:style-name="T3">'-'</text:span>:<text:span text:style-name="T3">'r3'</text:span>,<text:span text:style-name="T3">'*'</text:span>:<text:span text:style-name="T3">'s8'</text:span>,<text:span text:style-name="T3">'/'</text:span>:<text:span text:style-name="T3">'s9'</text:span>,<text:span text:style-name="T3">'('</text:span>:None, <text:tab/><text:span text:style-name="T3">')'</text:span>:<text:span text:style-name="T3">'r3'</text:span>, <text:span text:style-name="T3">'$'</text:span>:<text:span text:style-name="T3">'r3'</text:span>,<text:span text:style-name="T3">'E'</text:span>:None,<text:span text:style-name="T3">'T'</text:span>:None,<text:span text:style-name="T3">'F'</text:span>:None}, <text:span text:style-name="T2">#2 </text:span></text:p>
      <text:p text:style-name="P2"><text:span text:style-name="T1">11</text:span><text:tab/><text:tab/><text:tab/>{<text:span text:style-name="T3">'i'</text:span>:None,<text:span text:style-name="T3">'+'</text:span>:<text:span text:style-name="T3">'r6'</text:span>,<text:span text:style-name="T3">'-'</text:span>:<text:span text:style-name="T3">'r6'</text:span>,<text:span text:style-name="T3">'*'</text:span>:<text:span text:style-name="T3">'r6'</text:span>,<text:span text:style-name="T3">'/'</text:span>:<text:span text:style-name="T3">'r6'</text:span>,<text:span text:style-name="T3">'('</text:span>:None, <text:tab/><text:span text:style-name="T3">')'</text:span>:<text:span text:style-name="T3">'r6'</text:span>, <text:span text:style-name="T3">'$'</text:span>:<text:span text:style-name="T3">'r6'</text:span>,<text:span text:style-name="T3">'E'</text:span>:None,<text:span text:style-name="T3">'T'</text:span>:None,<text:span text:style-name="T3">'F'</text:span>:None}, <text:span text:style-name="T2">#3 </text:span></text:p>
      <text:p text:style-name="P2"><text:span text:style-name="T1">12</text:span><text:tab/><text:tab/><text:tab/>{<text:span text:style-name="T3">'i'</text:span>:<text:span text:style-name="T3">'s5'</text:span>,<text:span text:style-name="T3">'+'</text:span>:None,<text:span text:style-name="T3">'-'</text:span>:None,<text:span text:style-name="T3">'*'</text:span>:None,<text:span text:style-name="T3">'/'</text:span>:None,<text:span text:style-name="T3">'('</text:span>:<text:span text:style-name="T3">'s4'</text:span>, <text:tab/><text:span text:style-name="T3">')'</text:span>:None, <text:span text:style-name="T3">'$'</text:span>:None,<text:span text:style-name="T3">'E'</text:span>:<text:span text:style-name="T3">'10'</text:span>,<text:span text:style-name="T3">'T'</text:span>:<text:span text:style-name="T3">'2'</text:span> ,<text:span text:style-name="T3">'F'</text:span>:<text:span text:style-name="T3">'3'</text:span> }, <text:span text:style-name="T2">#4 </text:span></text:p>
      <text:p text:style-name="P2"><text:span text:style-name="T1">13</text:span><text:tab/><text:tab/><text:tab/>{<text:span text:style-name="T3">'i'</text:span>:None,<text:span text:style-name="T3">'+'</text:span>:<text:span text:style-name="T3">'r8'</text:span>,<text:span text:style-name="T3">'-'</text:span>:<text:span text:style-name="T3">'r8'</text:span>,<text:span text:style-name="T3">'*'</text:span>:<text:span text:style-name="T3">'r8'</text:span>,<text:span text:style-name="T3">'/'</text:span>:<text:span text:style-name="T3">'r8'</text:span>,<text:span text:style-name="T3">'('</text:span>:None, <text:tab/><text:span text:style-name="T3">')'</text:span>:<text:span text:style-name="T3">'r8'</text:span>, <text:span text:style-name="T3">'$'</text:span>:<text:span text:style-name="T3">'r8'</text:span>,<text:span text:style-name="T3">'E'</text:span>:None,<text:span text:style-name="T3">'T'</text:span>:None,<text:span text:style-name="T3">'F'</text:span>:None}, <text:span text:style-name="T2">#5 </text:span></text:p>
      <text:p text:style-name="P2"><text:span text:style-name="T1">14</text:span><text:tab/><text:tab/><text:tab/>{<text:span text:style-name="T3">'i'</text:span>:<text:span text:style-name="T3">'s5'</text:span>,<text:span text:style-name="T3">'+'</text:span>:None,<text:span text:style-name="T3">'-'</text:span>:None,<text:span text:style-name="T3">'*'</text:span>:None,<text:span text:style-name="T3">'/'</text:span>:None,<text:span text:style-name="T3">'('</text:span>:<text:span text:style-name="T3">'s4'</text:span>, <text:tab/><text:span text:style-name="T3">')'</text:span>:None, <text:span text:style-name="T3">'$'</text:span>:None,<text:span text:style-name="T3">'E'</text:span>:None,<text:span text:style-name="T3">'T'</text:span>:<text:span text:style-name="T3">'11'</text:span>,<text:span text:style-name="T3">'F'</text:span>:<text:span text:style-name="T3">'3'</text:span> }, <text:span text:style-name="T2">#6 </text:span></text:p>
      <text:p text:style-name="P2"><text:span text:style-name="T1">15</text:span><text:tab/><text:tab/><text:tab/>{<text:span text:style-name="T3">'i'</text:span>:<text:span text:style-name="T3">'s5'</text:span>,<text:span text:style-name="T3">'+'</text:span>:None,<text:span text:style-name="T3">'-'</text:span>:None,<text:span text:style-name="T3">'*'</text:span>:None,<text:span text:style-name="T3">'/'</text:span>:None,<text:span text:style-name="T3">'('</text:span>:<text:span text:style-name="T3">'s4'</text:span>, <text:tab/><text:span text:style-name="T3">')'</text:span>:None, <text:span text:style-name="T3">'$'</text:span>:None,<text:span text:style-name="T3">'E'</text:span>:None,<text:span text:style-name="T3">'T'</text:span>:<text:span text:style-name="T3">'12'</text:span>,<text:span text:style-name="T3">'F'</text:span>:<text:span text:style-name="T3">'3'</text:span> }, <text:span text:style-name="T2">#7 </text:span></text:p>
      <text:p text:style-name="P2"><text:span text:style-name="T1">16</text:span><text:tab/><text:tab/><text:tab/>{<text:span text:style-name="T3">'i'</text:span>:<text:span text:style-name="T3">'s5'</text:span>,<text:span text:style-name="T3">'+'</text:span>:None,<text:span text:style-name="T3">'-'</text:span>:None,<text:span text:style-name="T3">'*'</text:span>:None,<text:span text:style-name="T3">'/'</text:span>:None,<text:span text:style-name="T3">'('</text:span>:<text:span text:style-name="T3">'s4'</text:span>, <text:tab/><text:span text:style-name="T3">')'</text:span>:None, <text:span text:style-name="T3">'$'</text:span>:None,<text:span text:style-name="T3">'E'</text:span>:None,<text:span text:style-name="T3">'T'</text:span>:None,<text:span text:style-name="T3">'F'</text:span>:<text:span text:style-name="T3">'13'</text:span>}, <text:span text:style-name="T2">#8 </text:span></text:p>
      <text:p text:style-name="P2"><text:span text:style-name="T1">17</text:span><text:tab/><text:tab/><text:tab/>{<text:span text:style-name="T3">'i'</text:span>:<text:span text:style-name="T3">'s5'</text:span>,<text:span text:style-name="T3">'+'</text:span>:None,<text:span text:style-name="T3">'-'</text:span>:None,<text:span text:style-name="T3">'*'</text:span>:None,<text:span text:style-name="T3">'/'</text:span>:None,<text:span text:style-name="T3">'('</text:span>:<text:span text:style-name="T3">'s4'</text:span>, <text:tab/><text:span text:style-name="T3">')'</text:span>:None, <text:span text:style-name="T3">'$'</text:span>:None,<text:span text:style-name="T3">'E'</text:span>:None,<text:span text:style-name="T3">'T'</text:span>:None,<text:span text:style-name="T3">'F'</text:span>:<text:span text:style-name="T3">'14'</text:span>}, <text:span text:style-name="T2">#9 </text:span></text:p>
      <text:p text:style-name="P2"><text:span text:style-name="T1">18</text:span><text:tab/><text:tab/><text:tab/>{<text:span text:style-name="T3">'i'</text:span>:None,<text:span text:style-name="T3">'+'</text:span>:<text:span text:style-name="T3">'s6'</text:span>,<text:span text:style-name="T3">'-'</text:span>:<text:span text:style-name="T3">'s7'</text:span>,<text:span text:style-name="T3">'*'</text:span>:None,<text:span text:style-name="T3">'/'</text:span>:None,<text:span text:style-name="T3">'('</text:span>:None, <text:tab/><text:span text:style-name="T3">')'</text:span>:<text:span text:style-name="T3">'s15'</text:span>,<text:span text:style-name="T3">'$'</text:span>:None,<text:span text:style-name="T3">'E'</text:span>:None,<text:span text:style-name="T3">'T'</text:span>:None,<text:span text:style-name="T3">'F'</text:span>:None}, <text:span text:style-name="T2">#10 </text:span></text:p>
      <text:p text:style-name="P2"><text:span text:style-name="T1">19</text:span><text:tab/><text:tab/><text:tab/>{<text:span text:style-name="T3">'i'</text:span>:None,<text:span text:style-name="T3">'+'</text:span>:<text:span text:style-name="T3">'r1'</text:span>,<text:span text:style-name="T3">'-'</text:span>:<text:span text:style-name="T3">'r1'</text:span>,<text:span text:style-name="T3">'*'</text:span>:<text:span text:style-name="T3">'s8'</text:span>,<text:span text:style-name="T3">'/'</text:span>:<text:span text:style-name="T3">'s9'</text:span>,<text:span text:style-name="T3">'('</text:span>:None, <text:tab/><text:span text:style-name="T3">')'</text:span>:<text:span text:style-name="T3">'r1'</text:span>, <text:span text:style-name="T3">'$'</text:span>:<text:span text:style-name="T3">'r1'</text:span>,<text:span text:style-name="T3">'E'</text:span>:None,<text:span text:style-name="T3">'T'</text:span>:None,<text:span text:style-name="T3">'F'</text:span>:None}, <text:span text:style-name="T2">#11 </text:span></text:p>
      <text:p text:style-name="P2"><text:span text:style-name="T1">20</text:span><text:tab/><text:tab/><text:tab/>{<text:span text:style-name="T3">'i'</text:span>:None,<text:span text:style-name="T3">'+'</text:span>:<text:span text:style-name="T3">'r2'</text:span>,<text:span text:style-name="T3">'-'</text:span>:<text:span text:style-name="T3">'r2'</text:span>,<text:span text:style-name="T3">'*'</text:span>:<text:span text:style-name="T3">'s8'</text:span>,<text:span text:style-name="T3">'/'</text:span>:<text:span text:style-name="T3">'s9'</text:span>,<text:span text:style-name="T3">'('</text:span>:None, <text:tab/><text:span text:style-name="T3">')'</text:span>:<text:span text:style-name="T3">'r2'</text:span>, <text:span text:style-name="T3">'$'</text:span>:<text:span text:style-name="T3">'r2'</text:span>,<text:span text:style-name="T3">'E'</text:span>:None,<text:span text:style-name="T3">'T'</text:span>:None,<text:span text:style-name="T3">'F'</text:span>:None}, <text:span text:style-name="T2">#12 </text:span></text:p>
      <text:p text:style-name="P2"><text:span text:style-name="T1">21</text:span><text:tab/><text:tab/><text:tab/>{<text:span text:style-name="T3">'i'</text:span>:None,<text:span text:style-name="T3">'+'</text:span>:<text:span text:style-name="T3">'r4'</text:span>,<text:span text:style-name="T3">'-'</text:span>:<text:span text:style-name="T3">'r4'</text:span>,<text:span text:style-name="T3">'*'</text:span>:<text:span text:style-name="T3">'r4'</text:span>,<text:span text:style-name="T3">'/'</text:span>:<text:span text:style-name="T3">'r4'</text:span>,<text:span text:style-name="T3">'('</text:span>:None, <text:tab/><text:span text:style-name="T3">')'</text:span>:<text:span text:style-name="T3">'r4'</text:span>, <text:span text:style-name="T3">'$'</text:span>:<text:span text:style-name="T3">'r4'</text:span>,<text:span text:style-name="T3">'E'</text:span>:None,<text:span text:style-name="T3">'T'</text:span>:None,<text:span text:style-name="T3">'F'</text:span>:None}, <text:span text:style-name="T2">#13 </text:span></text:p>
      <text:p text:style-name="P2"><text:span text:style-name="T1">22</text:span><text:tab/><text:tab/><text:tab/>{<text:span text:style-name="T3">'i'</text:span>:None,<text:span text:style-name="T3">'+'</text:span>:<text:span text:style-name="T3">'r5'</text:span>,<text:span text:style-name="T3">'-'</text:span>:<text:span text:style-name="T3">'r5'</text:span>,<text:span text:style-name="T3">'*'</text:span>:<text:span text:style-name="T3">'r5'</text:span>,<text:span text:style-name="T3">'/'</text:span>:<text:span text:style-name="T3">'r5'</text:span>,<text:span text:style-name="T3">'('</text:span>:None, <text:tab/><text:span text:style-name="T3">')'</text:span>:<text:span text:style-name="T3">'r5'</text:span>, <text:span text:style-name="T3">'$'</text:span>:<text:span text:style-name="T3">'r5'</text:span>,<text:span text:style-name="T3">'E'</text:span>:None,<text:span text:style-name="T3">'T'</text:span>:None,<text:span text:style-name="T3">'F'</text:span>:None}, <text:span text:style-name="T2">#14 </text:span></text:p>
      <text:p text:style-name="P2"><text:span text:style-name="T1">23</text:span><text:tab/><text:tab/><text:tab/>{<text:span text:style-name="T3">'i'</text:span>:None,<text:span text:style-name="T3">'+'</text:span>:<text:span text:style-name="T3">'r7'</text:span>,<text:span text:style-name="T3">'-'</text:span>:<text:span text:style-name="T3">'r7'</text:span>,<text:span text:style-name="T3">'*'</text:span>:<text:span text:style-name="T3">'r7'</text:span>,<text:span text:style-name="T3">'/'</text:span>:<text:span text:style-name="T3">'r7'</text:span>,<text:span text:style-name="T3">'('</text:span>:None, <text:tab/><text:span text:style-name="T3">')'</text:span>:<text:span text:style-name="T3">'r7'</text:span>, <text:span text:style-name="T3">'$'</text:span>:<text:span text:style-name="T3">'r7'</text:span>,<text:span text:style-name="T3">'E'</text:span>:None,<text:span text:style-name="T3">'T'</text:span>:None,<text:span text:style-name="T3">'F'</text:span>:None}, <text:span text:style-name="T2">#15 </text:span></text:p>
      <text:p text:style-name="P2"><text:span text:style-name="T1">24</text:span><text:tab/><text:tab/>] </text:p>
      <text:p text:style-name="P2"><text:span text:style-name="T1">25</text:span><text:tab/><text:tab/>cfg = [ </text:p>
      <text:p text:style-name="P2"><text:span text:style-name="T1">26</text:span><text:tab/><text:tab/><text:tab/>None, </text:p>
      <text:p text:style-name="P2"><text:span text:style-name="T1">27</text:span><text:tab/><text:tab/><text:tab/>{<text:span text:style-name="T3">"nTerm"</text:span>: <text:span text:style-name="T3">"E"</text:span>, <text:span text:style-name="T3">"popLen"</text:span>: 6}, <text:span text:style-name="T2">#(1) E=E+T </text:span></text:p>
      <text:p text:style-name="P2"><text:span text:style-name="T1">28</text:span><text:tab/><text:tab/><text:tab/>{<text:span text:style-name="T3">"nTerm"</text:span>: <text:span text:style-name="T3">"E"</text:span>, <text:span text:style-name="T3">"popLen"</text:span>: 6}, <text:span text:style-name="T2">#(2) E=E-T </text:span></text:p>
      <text:p text:style-name="P2"><text:span text:style-name="T1">29</text:span><text:tab/><text:tab/><text:tab/>{<text:span text:style-name="T3">"nTerm"</text:span>: <text:span text:style-name="T3">"E"</text:span>, <text:span text:style-name="T3">"popLen"</text:span>: 2}, <text:span text:style-name="T2">#(3) E=T </text:span></text:p>
      <text:p text:style-name="P2"><text:span text:style-name="T1">30</text:span><text:tab/><text:tab/><text:tab/>{<text:span text:style-name="T3">"nTerm"</text:span>: <text:span text:style-name="T3">"T"</text:span>, <text:span text:style-name="T3">"popLen"</text:span>: 6}, <text:span text:style-name="T2">#(4) T=T*F </text:span></text:p>
      <text:p text:style-name="P2"><text:span text:style-name="T1">31</text:span><text:tab/><text:tab/><text:tab/>{<text:span text:style-name="T3">"nTerm"</text:span>: <text:span text:style-name="T3">"T"</text:span>, <text:span text:style-name="T3">"popLen"</text:span>: 6}, <text:span text:style-name="T2">#(5) T=T/F </text:span></text:p>
      <text:p text:style-name="P2"><text:span text:style-name="T1">32</text:span><text:tab/><text:tab/><text:tab/>{<text:span text:style-name="T3">"nTerm"</text:span>: <text:span text:style-name="T3">"T"</text:span>, <text:span text:style-name="T3">"popLen"</text:span>: 2}, <text:span text:style-name="T2">#(6) T=F </text:span></text:p>
      <text:p text:style-name="P2"><text:span text:style-name="T1">33</text:span><text:tab/><text:tab/><text:tab/>{<text:span text:style-name="T3">"nTerm"</text:span>: <text:span text:style-name="T3">"F"</text:span>, <text:span text:style-name="T3">"popLen"</text:span>: 6}, <text:span text:style-name="T2">#(7) F=(E) </text:span></text:p>
      <text:p text:style-name="P2"><text:span text:style-name="T1">34</text:span><text:tab/><text:tab/><text:tab/>{<text:span text:style-name="T3">"nTerm"</text:span>: <text:span text:style-name="T3">"F"</text:span>, <text:span text:style-name="T3">"popLen"</text:span>: 2}, <text:span text:style-name="T2">#(8) F=i </text:span></text:p>
      <text:p text:style-name="P2"><text:span text:style-name="T1">35</text:span><text:tab/><text:tab/>] </text:p>
      <text:p text:style-name="P2"><text:span text:style-name="T1">36</text:span><text:tab/><text:tab/>stack = [] </text:p>
      <text:p text:style-name="P2"><text:span text:style-name="T1">37</text:span><text:tab/><text:tab/>curTerm = None </text:p>
      <text:p text:style-name="P2"><text:span text:style-name="T1">38</text:span><text:tab/><text:tab/>curNonTerm = None </text:p>
      <text:p text:style-name="P2"><text:span text:style-name="T1">39</text:span><text:tab/><text:tab/>curIndex = 0 </text:p>
      <text:p text:style-name="P2"><text:soft-page-break/><text:span text:style-name="T1">40</text:span><text:tab/><text:tab/>canRead = True </text:p>
      <text:p text:style-name="P2"><text:span text:style-name="T1">41</text:span><text:tab/> </text:p>
      <text:p text:style-name="P2"><text:span text:style-name="T1">42</text:span><text:tab/><text:tab/>stack.append(0) </text:p>
      <text:p text:style-name="P2"><text:span text:style-name="T1">43</text:span><text:tab/> </text:p>
      <text:p text:style-name="P2"><text:span text:style-name="T1">44</text:span><text:tab/><text:tab/>while True: </text:p>
      <text:p text:style-name="P2"><text:span text:style-name="T1">45</text:span><text:tab/><text:tab/><text:tab/>curIndex = stack.pop() </text:p>
      <text:p text:style-name="P2"><text:span text:style-name="T1">46</text:span><text:tab/><text:tab/><text:tab/>if(canRead): </text:p>
      <text:p text:style-name="P2"><text:span text:style-name="T1">47</text:span><text:tab/><text:tab/><text:tab/><text:tab/>curTerm = string[0] </text:p>
      <text:p text:style-name="P2"><text:span text:style-name="T1">48</text:span><text:tab/><text:tab/><text:tab/><text:tab/>string = string[1:] </text:p>
      <text:p text:style-name="P2"><text:span text:style-name="T1">49</text:span><text:tab/><text:tab/><text:tab/><text:tab/>curNonTerm = curTerm </text:p>
      <text:p text:style-name="P2"><text:span text:style-name="T1">50</text:span><text:tab/><text:tab/><text:tab/><text:tab/>print(<text:span text:style-name="T3">"Read:"</text:span>, curTerm, <text:span text:style-name="T3">" - "</text:span>, <text:span text:style-name="T3">"Stack:"</text:span>, stack) </text:p>
      <text:p text:style-name="P2"><text:span text:style-name="T1">51</text:span><text:tab/><text:tab/><text:tab/>item = parseTable[curIndex][curNonTerm] </text:p>
      <text:p text:style-name="P2"><text:span text:style-name="T1">52</text:span><text:tab/><text:tab/><text:tab/>if item == None: return False </text:p>
      <text:p text:style-name="P2"><text:span text:style-name="T1">53</text:span><text:tab/><text:tab/><text:tab/>elif item == True: return True </text:p>
      <text:p text:style-name="P2"><text:span text:style-name="T1">54</text:span><text:tab/><text:tab/><text:tab/>elif item[0] == <text:span text:style-name="T3">'s'</text:span>: </text:p>
      <text:p text:style-name="P2"><text:span text:style-name="T1">55</text:span><text:tab/><text:tab/><text:tab/><text:tab/>canRead = True </text:p>
      <text:p text:style-name="P2"><text:span text:style-name="T1">56</text:span><text:tab/><text:tab/><text:tab/><text:tab/>stack.append(curIndex) </text:p>
      <text:p text:style-name="P2"><text:span text:style-name="T1">57</text:span><text:tab/><text:tab/><text:tab/><text:tab/>stack.append(curNonTerm) </text:p>
      <text:p text:style-name="P2"><text:span text:style-name="T1">58</text:span><text:tab/><text:tab/><text:tab/><text:tab/>stack.append(int(item[1:])) </text:p>
      <text:p text:style-name="P2"><text:span text:style-name="T1">59</text:span><text:tab/><text:tab/><text:tab/>elif item[0] == <text:span text:style-name="T3">'r'</text:span>: </text:p>
      <text:p text:style-name="P2"><text:span text:style-name="T1">60</text:span><text:tab/><text:tab/><text:tab/><text:tab/>canRead = False </text:p>
      <text:p text:style-name="P2"><text:span text:style-name="T1">61</text:span><text:tab/><text:tab/><text:tab/><text:tab/>stack.append(curIndex) </text:p>
      <text:p text:style-name="P2"><text:span text:style-name="T1">62</text:span><text:tab/><text:tab/><text:tab/><text:tab/>item = cfg[int(item[1:])] </text:p>
      <text:p text:style-name="P2"><text:span text:style-name="T1">63</text:span><text:tab/><text:tab/><text:tab/><text:tab/>curNonTerm = item[<text:span text:style-name="T3">"nTerm"</text:span>] </text:p>
      <text:p text:style-name="P2"><text:span text:style-name="T1">64</text:span><text:tab/><text:tab/><text:tab/><text:tab/>for _ in range(item[<text:span text:style-name="T3">"popLen"</text:span>]): stack.pop() </text:p>
      <text:p text:style-name="P2"><text:span text:style-name="T1">65</text:span><text:tab/><text:tab/><text:tab/>else: </text:p>
      <text:p text:style-name="P2"><text:span text:style-name="T1">66</text:span><text:tab/><text:tab/><text:tab/><text:tab/>stack.append(curIndex) </text:p>
      <text:p text:style-name="P2"><text:span text:style-name="T1">67</text:span><text:tab/><text:tab/><text:tab/><text:tab/>stack.append(curNonTerm) </text:p>
      <text:p text:style-name="P2"><text:span text:style-name="T1">68</text:span><text:tab/><text:tab/><text:tab/><text:tab/>stack.append(int(item)) </text:p>
      <text:p text:style-name="P2"><text:span text:style-name="T1">69</text:span><text:tab/><text:tab/><text:tab/><text:tab/>curNonTerm = curTerm </text:p>
      <text:p text:style-name="P2"><text:span text:style-name="T1">70</text:span><text:tab/><text:tab/>return False </text:p>
      <text:p text:style-name="P2"><text:span text:style-name="T1">71</text:span><text:tab/> </text:p>
      <text:p text:style-name="P2"><text:span text:style-name="T1">72</text:span><text:tab/>for s in [<text:span text:style-name="T3">"(i+i)*i$"</text:span>, <text:span text:style-name="T3">"(i*)$"</text:span>]: </text:p>
      <text:p text:style-name="P2"><text:span text:style-name="T1">73</text:span><text:tab/><text:tab/>print(<text:span text:style-name="T3">"Working on string:"</text:span>, s) </text:p>
      <text:p text:style-name="P2"><text:span text:style-name="T1">74</text:span><text:tab/><text:tab/>if matches(s): print(<text:span text:style-name="T3">"String matches grammar!"</text:span>) </text:p>
      <text:p text:style-name="P2"><text:span text:style-name="T1">75</text:span><text:tab/><text:tab/>else: print(<text:span text:style-name="T3">"Error: string does not match grammar!"</text:span>) </text:p>
      <text:p text:style-name="P2"><text:span text:style-name="T1">76</text:span><text:tab/><text:tab/>print() </text:p>
      <text:p text:style-name="P2"><text:span text:style-name="T1">77</text:span><text:tab/> </text:p>
      <text:p text:style-name="P2"><text:span text:style-name="T1">78</text:span><text:tab/><text:span text:style-name="T3">""" Output: </text:span></text:p>
      <text:p text:style-name="P2"><text:span text:style-name="T1">79</text:span><text:tab/><text:span text:style-name="T3">Working on string: (i+i)*i$ </text:span></text:p>
      <text:p text:style-name="P2"><text:span text:style-name="T1">80</text:span><text:tab/><text:span text:style-name="T3">Read: ( <text:s/>- <text:s/>Stack: [] </text:span></text:p>
      <text:p text:style-name="P2"><text:span text:style-name="T1">81</text:span><text:tab/><text:span text:style-name="T3">Read: i <text:s/>- <text:s/>Stack: [0, '('] </text:span></text:p>
      <text:p text:style-name="P2"><text:span text:style-name="T1">82</text:span><text:tab/><text:span text:style-name="T3">Read: + <text:s/>- <text:s/>Stack: [0, '(', 4, 'i'] </text:span></text:p>
      <text:p text:style-name="P2"><text:span text:style-name="T1">83</text:span><text:tab/><text:span text:style-name="T3">Read: i <text:s/>- <text:s/>Stack: [0, '(', 4, 'E', 10, '+'] </text:span></text:p>
      <text:p text:style-name="P2"><text:span text:style-name="T1">84</text:span><text:tab/><text:span text:style-name="T3">Read: ) <text:s/>- <text:s/>Stack: [0, '(', 4, 'E', 10, '+', 6, 'i'] </text:span></text:p>
      <text:p text:style-name="P2"><text:span text:style-name="T1">85</text:span><text:tab/><text:span text:style-name="T3">Read: * <text:s/>- <text:s/>Stack: [0, '(', 4, 'E', 10, ')'] </text:span></text:p>
      <text:p text:style-name="P2"><text:span text:style-name="T1">86</text:span><text:tab/><text:span text:style-name="T3">Read: i <text:s/>- <text:s/>Stack: [0, 'T', 2, '*'] </text:span></text:p>
      <text:p text:style-name="P2"><text:span text:style-name="T1">87</text:span><text:tab/><text:span text:style-name="T3">Read: $ <text:s/>- <text:s/>Stack: [0, 'T', 2, '*', 8, 'i'] </text:span></text:p>
      <text:p text:style-name="P2"><text:span text:style-name="T1">88</text:span><text:tab/><text:span text:style-name="T3">String matches grammar! </text:span></text:p>
      <text:p text:style-name="P2"><text:span text:style-name="T1">89</text:span><text:tab/> </text:p>
      <text:p text:style-name="P2"><text:span text:style-name="T1">90</text:span><text:tab/><text:span text:style-name="T3">Working on string: (i*)$ </text:span></text:p>
      <text:p text:style-name="P2"><text:span text:style-name="T1">91</text:span><text:tab/><text:span text:style-name="T3">Read: ( <text:s/>- <text:s/>Stack: [] </text:span></text:p>
      <text:p text:style-name="P2"><text:span text:style-name="T1">92</text:span><text:tab/><text:span text:style-name="T3">Read: i <text:s/>- <text:s/>Stack: [0, '('] </text:span></text:p>
      <text:p text:style-name="P2"><text:span text:style-name="T1">93</text:span><text:tab/><text:span text:style-name="T3">Read: * <text:s/>- <text:s/>Stack: [0, '(', 4, 'i'] </text:span></text:p>
      <text:p text:style-name="P2"><text:span text:style-name="T1">94</text:span><text:tab/><text:span text:style-name="T3">Read: ) <text:s/>- <text:s/>Stack: [0, '(', 4, 'T', 2, '*'] </text:span></text:p>
      <text:p text:style-name="P2"><text:span text:style-name="T1">95</text:span><text:tab/><text:span text:style-name="T3">Error: string does not match grammar! </text:span></text:p>
      <text:p text:style-name="P2"><text:span text:style-name="T1">96</text:span><text:tab/><text:span text:style-name="T3">"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MT1" style:family="text">
      <style:text-properties officeooo:rsid="000ee4e9"/>
    </style:style>
    <style:page-layout style:name="Mpm1">
      <style:page-layout-properties fo:page-width="8.5in" fo:page-height="11in" style:num-format="1" style:print-orientation="portrait" fo:margin-top="0.6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rvath<text:tab/>CMPS 455 Assignment <text:span text:style-name="MT1">8</text:span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54:24.686739163</meta:creation-date>
    <dc:date>2018-11-03T11:46:01.680408210</dc:date>
    <meta:editing-duration>PT23M50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97" meta:word-count="502" meta:character-count="4250" meta:non-whitespace-character-count="3569"/>
  </office:meta>
</office:document-meta>
</file>